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2F2000001B4951FBC3A4F60D1FE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y="0.7283in" svg:width="6.6929in" svg:height="3.8701in" draw:z-index="0"><draw:image xlink:href="Pictures/10000201000002F2000001B4951FBC3A4F60D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dc:date>2023-03-29T14:44:02.484102687</dc:date>
    <meta:editing-duration>PT52S</meta:editing-duration>
    <meta:editing-cycles>2</meta:editing-cycles>
    <meta:generator>Collabora_Office/6.4.10.62$Linux_X86_64 LibreOffice_project/7d91873bfb354e0956f0eff5ade0770647f26421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